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 style:font-charset="x-symbol"/>
    <style:font-face style:name="Times" svg:font-family="Times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2" svg:stroke-width="0.4cm" svg:stroke-color="#000000" draw:marker-start="" draw:marker-start-width="0.9cm" draw:marker-start-center="false" draw:marker-end="" draw:marker-end-width="0.85cm" draw:marker-end-center="false" svg:stroke-opacity="100%" draw:stroke-linejoin="round" fo:padding-top="0.2cm" fo:padding-bottom="0.2cm" fo:padding-left="0.2cm" fo:padding-right="0.2cm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draw:fill="none" fo:min-height="1.04cm"/>
      <style:paragraph-properties style:writing-mode="lr-tb"/>
    </style:style>
    <style:style style:name="gr3" style:family="graphic" style:parent-style-name="standard">
      <style:graphic-properties draw:stroke="solid" draw:stroke-dash="Dashed_20__28_var_29__20_2" svg:stroke-width="0.25cm" svg:stroke-color="#000000" draw:marker-start="" draw:marker-start-width="0.675cm" draw:marker-start-center="false" draw:marker-end-width="0.625cm" draw:marker-end-center="false" svg:stroke-opacity="100%" draw:stroke-linejoin="round" fo:padding-top="0.125cm" fo:padding-bottom="0.125cm" fo:padding-left="0.125cm" fo:padding-right="0.125cm" draw:shadow="hidden" draw:shadow-offset-x="0.3cm" draw:shadow-offset-y="0.3cm" draw:shadow-color="#808080" draw:shadow-opacity="100%"/>
    </style:style>
    <style:style style:name="gr4" style:family="graphic" style:parent-style-name="objectwithoutfill">
      <style:graphic-properties draw:stroke="solid" draw:marker-end="Arrowheads_20_136" draw:fill="none"/>
    </style:style>
    <style:style style:name="gr5" style:family="graphic" style:parent-style-name="objectwithoutfill">
      <style:graphic-properties draw:stroke="solid" draw:marker-end="Arrowheads_20_137" draw:fill="none"/>
    </style:style>
    <style:style style:name="gr6" style:family="graphic" style:parent-style-name="standard">
      <style:graphic-properties draw:stroke="none" draw:marker-end="Arrowheads_20_138" draw:fill="none" fo:min-height="1.551cm"/>
      <style:paragraph-properties style:writing-mode="lr-tb"/>
    </style:style>
    <style:style style:name="gr7" style:family="graphic" style:parent-style-name="standard">
      <style:graphic-properties draw:stroke="solid" draw:stroke-dash="Dashed_20__28_var_29__20_2" svg:stroke-width="0.1cm" svg:stroke-color="#000000" draw:marker-start-width="0.3cm" draw:marker-start-center="false" draw:marker-end="Arrowheads_20_139" draw:marker-end-width="0.3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8" style:family="graphic" style:parent-style-name="standard">
      <style:graphic-properties draw:stroke="solid" draw:marker-end="Arrowheads_20_140" draw:marker-end-width="0.25cm"/>
    </style:style>
    <style:style style:name="gr9" style:family="graphic" style:parent-style-name="standard">
      <style:graphic-properties draw:stroke="solid" draw:marker-end="Arrowheads_20_141" draw:marker-end-width="0.25cm"/>
    </style:style>
    <style:style style:name="gr10" style:family="graphic" style:parent-style-name="standard">
      <style:graphic-properties draw:stroke="none" draw:marker-end="Arrowheads_20_142" draw:fill="none" fo:min-height="1.04cm"/>
      <style:paragraph-properties style:writing-mode="lr-tb"/>
    </style:style>
    <style:style style:name="gr11" style:family="graphic" style:parent-style-name="standard">
      <style:graphic-properties draw:stroke="none" draw:marker-end="Arrowheads_20_143" draw:fill="none" fo:min-height="1.04cm"/>
      <style:paragraph-properties style:writing-mode="lr-tb"/>
    </style:style>
    <style:style style:name="gr12" style:family="graphic" style:parent-style-name="standard">
      <style:graphic-properties draw:stroke="none" draw:marker-end="Arrowheads_20_144" draw:fill="none" fo:min-height="1.04cm"/>
      <style:paragraph-properties style:writing-mode="lr-tb"/>
    </style:style>
    <style:style style:name="gr13" style:family="graphic" style:parent-style-name="standard">
      <style:graphic-properties draw:stroke="none" draw:marker-end="Arrowheads_20_145" draw:fill="none" fo:min-height="1.04cm"/>
      <style:paragraph-properties style:writing-mode="lr-tb"/>
    </style:style>
    <style:style style:name="gr14" style:family="graphic" style:parent-style-name="objectwithoutfill">
      <style:graphic-properties draw:stroke="solid" draw:marker-end="Arrowheads_20_146" draw:fill="none"/>
    </style:style>
    <style:style style:name="gr15" style:family="graphic" style:parent-style-name="objectwithoutfill">
      <style:graphic-properties draw:stroke="solid" draw:marker-end="Arrowheads_20_147" draw:fill="none"/>
    </style:style>
    <style:style style:name="gr16" style:family="graphic" style:parent-style-name="standard">
      <style:graphic-properties draw:stroke="solid" draw:marker-end="Arrowheads_20_148" draw:marker-end-width="0.25cm"/>
    </style:style>
    <style:style style:name="gr17" style:family="graphic" style:parent-style-name="standard">
      <style:graphic-properties draw:stroke="solid" draw:marker-end="Arrowheads_20_149" draw:marker-end-width="0.25cm"/>
    </style:style>
    <style:style style:name="gr18" style:family="graphic" style:parent-style-name="standard">
      <style:graphic-properties draw:stroke="none" draw:marker-end="Arrowheads_20_150" draw:fill="none" fo:min-height="1.136cm"/>
      <style:paragraph-properties style:writing-mode="lr-tb"/>
    </style:style>
    <style:style style:name="gr19" style:family="graphic" style:parent-style-name="standard">
      <style:graphic-properties draw:stroke="none" draw:marker-end="Arrowheads_20_151" draw:fill="none" fo:min-height="1.136cm"/>
      <style:paragraph-properties style:writing-mode="lr-tb"/>
    </style:style>
    <style:style style:name="gr20" style:family="graphic" style:parent-style-name="standard">
      <style:graphic-properties draw:stroke="none" draw:marker-end="Arrowheads_20_152" draw:fill="none" fo:min-height="1.136cm"/>
      <style:paragraph-properties style:writing-mode="lr-tb"/>
    </style:style>
    <style:style style:name="gr21" style:family="graphic" style:parent-style-name="standard">
      <style:graphic-properties draw:stroke="solid" draw:stroke-dash="Dashed_20__28_var_29__20_2" svg:stroke-width="0.1cm" svg:stroke-color="#000000" draw:marker-start-width="0.3cm" draw:marker-start-center="false" draw:marker-end="Arrowheads_20_153" draw:marker-end-width="0.3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22" style:family="graphic" style:parent-style-name="standard">
      <style:graphic-properties draw:stroke="none" draw:marker-end="Arrowheads_20_154" draw:fill="none" fo:min-height="1.04cm"/>
      <style:paragraph-properties style:writing-mode="lr-tb"/>
    </style:style>
    <style:style style:name="gr23" style:family="graphic" style:parent-style-name="standard">
      <style:graphic-properties draw:stroke="solid" draw:stroke-dash="Dashed_20__28_var_29__20_2" svg:stroke-width="0.15cm" svg:stroke-color="#000000" draw:marker-start="" draw:marker-start-width="0.525cm" draw:marker-start-center="false" draw:marker-end-width="0.475cm" draw:marker-end-center="false" svg:stroke-opacity="100%" draw:stroke-linejoin="round" fo:padding-top="0.075cm" fo:padding-bottom="0.075cm" fo:padding-left="0.075cm" fo:padding-right="0.075cm" draw:shadow="hidden" draw:shadow-offset-x="0.3cm" draw:shadow-offset-y="0.3cm" draw:shadow-color="#808080" draw:shadow-opacity="100%"/>
    </style:style>
    <style:style style:name="gr24" style:family="graphic" style:parent-style-name="objectwithoutfill">
      <style:graphic-properties draw:stroke="solid" draw:marker-end="Arrowheads_20_155" draw:fill="none"/>
    </style:style>
    <style:style style:name="gr25" style:family="graphic" style:parent-style-name="objectwithoutfill">
      <style:graphic-properties draw:stroke="solid" draw:marker-end="Arrowheads_20_156" draw:fill="none"/>
      <style:paragraph-properties style:writing-mode="lr-tb"/>
    </style:style>
    <style:style style:name="gr26" style:family="graphic" style:parent-style-name="standard">
      <style:graphic-properties draw:stroke="none" draw:fill="none" fo:min-height="1cm"/>
      <style:paragraph-properties style:writing-mode="lr-tb"/>
    </style:style>
    <style:style style:name="gr27" style:family="graphic" style:parent-style-name="objectwithoutfill">
      <style:graphic-properties draw:stroke="solid" draw:marker-end="Arrowheads_20_157" draw:fill="none"/>
      <style:paragraph-properties style:writing-mode="lr-tb"/>
    </style:style>
    <style:style style:name="gr28" style:family="graphic" style:parent-style-name="standard">
      <style:graphic-properties draw:stroke="solid" draw:marker-end="Arrowheads_20_162" draw:marker-end-width="0.25cm"/>
    </style:style>
    <style:style style:name="gr29" style:family="graphic" style:parent-style-name="standard">
      <style:graphic-properties draw:stroke="none" draw:marker-end="Arrowheads_20_163" draw:fill="none" fo:min-height="1.136cm"/>
      <style:paragraph-properties style:writing-mode="lr-tb"/>
    </style:style>
    <style:style style:name="gr30" style:family="graphic" style:parent-style-name="standard">
      <style:graphic-properties draw:stroke="solid" draw:marker-end="Arrowheads_20_164" draw:marker-end-width="0.25cm"/>
    </style:style>
    <style:style style:name="gr31" style:family="graphic" style:parent-style-name="standard">
      <style:graphic-properties draw:stroke="solid" draw:marker-end="Arrowheads_20_165" draw:marker-end-width="0.25cm"/>
    </style:style>
    <style:style style:name="gr32" style:family="graphic" style:parent-style-name="standard">
      <style:graphic-properties draw:stroke="solid" draw:marker-end="Arrowheads_20_166" draw:marker-end-width="0.25cm"/>
    </style:style>
    <style:style style:name="gr33" style:family="graphic" style:parent-style-name="standard">
      <style:graphic-properties draw:stroke="solid" draw:marker-end="Arrowheads_20_167" draw:marker-end-width="0.25cm"/>
    </style:style>
    <style:style style:name="gr34" style:family="graphic" style:parent-style-name="standard">
      <style:graphic-properties draw:stroke="solid" draw:marker-end="Arrowheads_20_168" draw:marker-end-width="0.25cm"/>
    </style:style>
    <style:style style:name="gr35" style:family="graphic" style:parent-style-name="standard">
      <style:graphic-properties draw:stroke="solid" draw:marker-end="Arrowheads_20_169" draw:marker-end-width="0.25cm"/>
    </style:style>
    <style:style style:name="gr36" style:family="graphic" style:parent-style-name="standard">
      <style:graphic-properties draw:stroke="solid" draw:marker-end="Arrowheads_20_170" draw:marker-end-width="0.25cm"/>
    </style:style>
    <style:style style:name="gr37" style:family="graphic" style:parent-style-name="standard">
      <style:graphic-properties draw:stroke="solid" draw:marker-end="Arrowheads_20_171" draw:marker-end-width="0.25cm"/>
    </style:style>
    <style:style style:name="gr38" style:family="graphic" style:parent-style-name="standard">
      <style:graphic-properties draw:stroke="none" draw:marker-end="Arrowheads_20_172" draw:fill="none" fo:min-height="1.088cm"/>
      <style:paragraph-properties style:writing-mode="lr-tb"/>
    </style:style>
    <style:style style:name="P1" style:family="paragraph">
      <style:paragraph-properties fo:margin-left="0.056cm" fo:margin-right="0cm" fo:text-indent="-0.056cm"/>
    </style:style>
    <style:style style:name="P2" style:family="paragraph">
      <loext:graphic-properties draw:fill="none"/>
      <style:paragraph-properties style:writing-mode="lr-tb"/>
      <style:text-properties fo:font-weight="normal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margin-left="0.056cm" fo:margin-right="0cm" fo:text-indent="-0.056cm" style:writing-mode="lr-tb"/>
      <style:text-properties fo:font-weight="normal"/>
    </style:style>
    <style:style style:name="P5" style:family="paragraph">
      <loext:graphic-properties draw:fill="none"/>
      <style:paragraph-properties style:writing-mode="lr-tb"/>
      <style:text-properties fo:font-weight="bold"/>
    </style:style>
    <style:style style:name="P6" style:family="paragraph">
      <style:paragraph-properties fo:margin-left="1.4cm" fo:margin-right="0cm" fo:text-indent="-1.4cm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/>
      <style:paragraph-properties style:writing-mode="lr-tb"/>
      <style:text-properties style:font-name="Liberation Serif" fo:font-weight="normal"/>
    </style:style>
    <style:style style:name="P9" style:family="paragraph">
      <loext:graphic-properties draw:fill="none"/>
      <style:paragraph-properties fo:margin-left="0.056cm" fo:margin-right="0cm" fo:text-indent="-0.056cm" style:writing-mode="lr-tb"/>
      <style:text-properties fo:font-size="26pt" fo:font-weight="bold"/>
    </style:style>
    <style:style style:name="T1" style:family="text">
      <style:text-properties fo:font-weight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Times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Times" fo:font-size="2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T4" style:family="text">
      <style:text-properties style:font-name="Liberation Serif" fo:font-weight="normal"/>
    </style:style>
    <style:style style:name="T5" style:family="text">
      <style:text-properties style:font-name="Times" fo:font-weight="normal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Times" fo:font-size="26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layer="layout" svg:x1="1.125cm" svg:y1="3.354cm" svg:x2="5.125cm" svg:y2="3.354cm">
          <text:p/>
        </draw:line>
        <draw:frame draw:style-name="gr2" draw:text-style-name="P2" draw:layer="layout" svg:width="3cm" svg:height="1.04cm" svg:x="1.125cm" svg:y="2.154cm">
          <draw:text-box>
            <text:p text:style-name="P1"><text:span text:style-name="T1">adr[31:0]</text:span></text:p>
          </draw:text-box>
        </draw:frame>
        <draw:line draw:style-name="gr3" draw:layer="layout" svg:x1="5.125cm" svg:y1="3.354cm" svg:x2="12.125cm" svg:y2="3.354cm">
          <text:p/>
        </draw:line>
        <draw:rect draw:style-name="gr4" draw:text-style-name="P3" draw:layer="layout" svg:width="1.5cm" svg:height="6.5cm" svg:x="3.625cm" svg:y="3.854cm">
          <text:p/>
        </draw:rect>
        <draw:polygon draw:style-name="gr5" draw:text-style-name="P3" draw:layer="layout" svg:width="0.499cm" svg:height="5.499cm" svg:x="4.125cm" svg:y="4.354cm" svg:viewBox="0 0 500 5500" draw:points="0,875 0,5000 500,5500 500,0 0,438">
          <text:p/>
        </draw:polygon>
        <draw:frame draw:style-name="gr6" draw:text-style-name="P4" draw:layer="layout" svg:width="2.982cm" svg:height="1.801cm" svg:x="0.87cm" svg:y="6.899cm">
          <draw:text-box>
            <text:p text:style-name="P1"><text:span text:style-name="T2">[31:30]</text:span></text:p>
          </draw:text-box>
        </draw:frame>
        <draw:polyline draw:style-name="gr7" draw:layer="layout" svg:width="0.999cm" svg:height="3.499cm" svg:x="2.625cm" svg:y="3.354cm" svg:viewBox="0 0 1000 3500" draw:points="0,0 0,3500 1000,3500">
          <text:p/>
        </draw:polyline>
        <draw:frame draw:style-name="gr2" draw:text-style-name="P2" draw:layer="layout" svg:width="2cm" svg:height="1.04cm" svg:x="5.125cm" svg:y="2.254cm">
          <draw:text-box>
            <text:p text:style-name="P1"><text:span text:style-name="T1">[29:0]</text:span></text:p>
          </draw:text-box>
        </draw:frame>
        <draw:line draw:style-name="gr8" draw:layer="layout" svg:x1="5.125cm" svg:y1="4.854cm" svg:x2="6.625cm" svg:y2="4.854cm">
          <text:p/>
        </draw:line>
        <draw:line draw:style-name="gr9" draw:layer="layout" svg:x1="5.125cm" svg:y1="6.354cm" svg:x2="10.625cm" svg:y2="6.354cm">
          <text:p/>
        </draw:line>
        <draw:frame draw:style-name="gr10" draw:text-style-name="P2" draw:layer="layout" svg:width="1.958cm" svg:height="1.04cm" svg:x="5.167cm" svg:y="3.854cm">
          <draw:text-box>
            <text:p text:style-name="P1"><text:span text:style-name="T2">0x0*</text:span></text:p>
          </draw:text-box>
        </draw:frame>
        <draw:frame draw:style-name="gr11" draw:text-style-name="P2" draw:layer="layout" svg:width="1.958cm" svg:height="1.04cm" svg:x="5.167cm" svg:y="5.354cm">
          <draw:text-box>
            <text:p text:style-name="P1"><text:span text:style-name="T2">0x1*</text:span></text:p>
          </draw:text-box>
        </draw:frame>
        <draw:frame draw:style-name="gr12" draw:text-style-name="P2" draw:layer="layout" svg:width="1.958cm" svg:height="1.04cm" svg:x="5.167cm" svg:y="6.854cm">
          <draw:text-box>
            <text:p text:style-name="P1"><text:span text:style-name="T2">0x2*</text:span></text:p>
          </draw:text-box>
        </draw:frame>
        <draw:frame draw:style-name="gr13" draw:text-style-name="P2" draw:layer="layout" svg:width="1.958cm" svg:height="1.04cm" svg:x="5.167cm" svg:y="8.399cm">
          <draw:text-box>
            <text:p text:style-name="P1"><text:span text:style-name="T2">0x3*</text:span></text:p>
          </draw:text-box>
        </draw:frame>
        <draw:rect draw:style-name="gr14" draw:text-style-name="P3" draw:layer="layout" svg:width="1.5cm" svg:height="5cm" svg:x="10.625cm" svg:y="3.854cm">
          <text:p/>
        </draw:rect>
        <draw:polygon draw:style-name="gr15" draw:text-style-name="P3" draw:layer="layout" svg:width="0.499cm" svg:height="3.999cm" svg:x="11.125cm" svg:y="4.354cm" svg:viewBox="0 0 500 4000" draw:points="0,1531 0,3500 500,4000 500,0 0,500">
          <text:p/>
        </draw:polygon>
        <draw:line draw:style-name="gr16" draw:layer="layout" svg:x1="5.125cm" svg:y1="7.854cm" svg:x2="6.625cm" svg:y2="7.854cm">
          <text:p/>
        </draw:line>
        <draw:line draw:style-name="gr17" draw:layer="layout" svg:x1="5.125cm" svg:y1="9.354cm" svg:x2="6.625cm" svg:y2="9.354cm">
          <text:p/>
        </draw:line>
        <draw:frame draw:style-name="gr18" draw:text-style-name="P5" draw:layer="layout" svg:width="0.958cm" svg:height="1.136cm" svg:x="7.125cm" svg:y="4.354cm">
          <draw:text-box>
            <text:p text:style-name="P1"><text:span text:style-name="T3">...</text:span></text:p>
          </draw:text-box>
        </draw:frame>
        <draw:frame draw:style-name="gr19" draw:text-style-name="P5" draw:layer="layout" svg:width="0.958cm" svg:height="1.136cm" svg:x="7.125cm" svg:y="6.899cm">
          <draw:text-box>
            <text:p text:style-name="P1"><text:span text:style-name="T3">...</text:span></text:p>
          </draw:text-box>
        </draw:frame>
        <draw:frame draw:style-name="gr20" draw:text-style-name="P5" draw:layer="layout" svg:width="0.958cm" svg:height="1.136cm" svg:x="7.167cm" svg:y="8.399cm">
          <draw:text-box>
            <text:p text:style-name="P1"><text:span text:style-name="T3">...</text:span></text:p>
          </draw:text-box>
        </draw:frame>
        <draw:frame draw:style-name="gr2" draw:text-style-name="P2" draw:layer="layout" svg:width="2cm" svg:height="1.04cm" svg:x="12.125cm" svg:y="2.354cm">
          <draw:text-box>
            <text:p text:style-name="P1"><text:span text:style-name="T1">[29:0]</text:span></text:p>
          </draw:text-box>
        </draw:frame>
        <draw:polyline draw:style-name="gr21" draw:layer="layout" svg:width="0.999cm" svg:height="1.999cm" svg:x="9.625cm" svg:y="3.354cm" svg:viewBox="0 0 1000 2000" draw:points="0,0 0,2000 1000,2000">
          <text:p/>
        </draw:polyline>
        <draw:frame draw:style-name="gr22" draw:text-style-name="P2" draw:layer="layout" svg:width="2.458cm" svg:height="1.04cm" svg:x="8.167cm" svg:y="5.354cm">
          <draw:text-box>
            <text:p text:style-name="P1"><text:span text:style-name="T2">[29:24]</text:span></text:p>
          </draw:text-box>
        </draw:frame>
        <draw:line draw:style-name="gr23" draw:layer="layout" svg:x1="12.125cm" svg:y1="3.354cm" svg:x2="17.125cm" svg:y2="3.354cm">
          <text:p/>
        </draw:line>
        <draw:rect draw:style-name="gr24" draw:text-style-name="P3" draw:layer="layout" svg:width="5.5cm" svg:height="4cm" svg:x="14.625cm" svg:y="5.854cm">
          <text:p/>
        </draw:rect>
        <draw:rect draw:style-name="gr25" draw:text-style-name="P7" draw:layer="layout" svg:width="2cm" svg:height="1cm" svg:x="17.625cm" svg:y="6.854cm">
          <text:p text:style-name="P6">Reg</text:p>
        </draw:rect>
        <draw:frame draw:style-name="gr26" draw:text-style-name="P8" draw:layer="layout" svg:width="3cm" svg:height="1cm" svg:x="14.625cm" svg:y="6.854cm">
          <draw:text-box>
            <text:p text:style-name="P1"><text:span text:style-name="T4"><text:s text:c="3"/></text:span><text:span text:style-name="T4">= 0x0</text:span></text:p>
          </draw:text-box>
        </draw:frame>
        <draw:rect draw:style-name="gr27" draw:text-style-name="P7" draw:layer="layout" svg:width="2cm" svg:height="1cm" svg:x="17.625cm" svg:y="8.354cm">
          <text:p text:style-name="P6">Reg</text:p>
        </draw:rect>
        <draw:frame draw:style-name="gr2" draw:text-style-name="P2" draw:layer="layout" svg:width="3cm" svg:height="1.04cm" svg:x="14.625cm" svg:y="8.354cm">
          <draw:text-box>
            <text:p text:style-name="P1"><text:span text:style-name="T5"><text:s text:c="3"/></text:span><text:span text:style-name="T5">=</text:span><text:span text:style-name="T1"> 0x4</text:span></text:p>
          </draw:text-box>
        </draw:frame>
        <draw:frame draw:style-name="gr2" draw:text-style-name="P2" draw:layer="layout" svg:width="0.9cm" svg:height="1.04cm" svg:x="14.725cm" svg:y="5.854cm">
          <draw:text-box>
            <text:p text:style-name="P1"><text:span text:style-name="T1">=1</text:span></text:p>
          </draw:text-box>
        </draw:frame>
        <draw:line draw:style-name="gr28" draw:layer="layout" svg:x1="12.125cm" svg:y1="6.354cm" svg:x2="14.625cm" svg:y2="6.354cm">
          <text:p/>
        </draw:line>
        <draw:frame draw:style-name="gr29" draw:text-style-name="P5" draw:layer="layout" svg:width="0.958cm" svg:height="1.136cm" svg:x="12.167cm" svg:y="7.854cm">
          <draw:text-box>
            <text:p text:style-name="P1"><text:span text:style-name="T3">...</text:span></text:p>
          </draw:text-box>
        </draw:frame>
        <draw:line draw:style-name="gr30" draw:layer="layout" svg:x1="12.125cm" svg:y1="4.354cm" svg:x2="13.625cm" svg:y2="4.354cm">
          <text:p/>
        </draw:line>
        <draw:line draw:style-name="gr31" draw:layer="layout" svg:x1="12.125cm" svg:y1="5.354cm" svg:x2="13.625cm" svg:y2="5.354cm">
          <text:p/>
        </draw:line>
        <draw:line draw:style-name="gr32" draw:layer="layout" svg:x1="12.125cm" svg:y1="4.854cm" svg:x2="13.625cm" svg:y2="4.854cm">
          <text:p/>
        </draw:line>
        <draw:line draw:style-name="gr33" draw:layer="layout" svg:x1="12.125cm" svg:y1="5.854cm" svg:x2="13.625cm" svg:y2="5.854cm">
          <text:p/>
        </draw:line>
        <draw:line draw:style-name="gr34" draw:layer="layout" svg:x1="12.125cm" svg:y1="6.854cm" svg:x2="13.625cm" svg:y2="6.854cm">
          <text:p/>
        </draw:line>
        <draw:line draw:style-name="gr35" draw:layer="layout" svg:x1="12.125cm" svg:y1="7.354cm" svg:x2="13.625cm" svg:y2="7.354cm">
          <text:p/>
        </draw:line>
        <draw:line draw:style-name="gr36" draw:layer="layout" svg:x1="12.125cm" svg:y1="7.854cm" svg:x2="13.625cm" svg:y2="7.854cm">
          <text:p/>
        </draw:line>
        <draw:line draw:style-name="gr37" draw:layer="layout" svg:x1="17.125cm" svg:y1="3.354cm" svg:x2="17.125cm" svg:y2="5.854cm">
          <text:p/>
        </draw:line>
        <draw:frame draw:style-name="gr38" draw:text-style-name="P9" draw:layer="layout" svg:width="2.833cm" svg:height="1.338cm" svg:x="17.167cm" svg:y="2.688cm">
          <draw:text-box>
            <text:p text:style-name="P1"><text:span text:style-name="T6">!!!</text:span></text:p>
          </draw:text-box>
        </draw:frame>
        <draw:frame draw:style-name="gr2" draw:text-style-name="P2" draw:layer="layout" svg:width="2cm" svg:height="1.04cm" svg:x="17.125cm" svg:y="4.48cm">
          <draw:text-box>
            <text:p text:style-name="P1"><text:span text:style-name="T1">[2:0]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 style:font-charset="x-symbol"/>
    <style:font-face style:name="Times" svg:font-family="Times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30" draw:display-name="Arrowheads 130" svg:viewBox="0 0 250 250" svg:d="M125 0l125 250h-250z"/>
    <draw:marker draw:name="Arrowheads_20_131" draw:display-name="Arrowheads 131" svg:viewBox="0 0 20 30" svg:d="M10 0l-10 30h20z"/>
    <draw:marker draw:name="Arrowheads_20_132" draw:display-name="Arrowheads 132" svg:viewBox="0 0 20 30" svg:d="M10 0l-10 30h20z"/>
    <draw:marker draw:name="Arrowheads_20_133" draw:display-name="Arrowheads 133" svg:viewBox="0 0 20 30" svg:d="M10 0l-10 30h20z"/>
    <draw:marker draw:name="Arrowheads_20_134" draw:display-name="Arrowheads 134" svg:viewBox="0 0 20 30" svg:d="M10 0l-10 30h20z"/>
    <draw:marker draw:name="Arrowheads_20_135" draw:display-name="Arrowheads 135" svg:viewBox="0 0 250 250" svg:d="M125 0l125 250h-250z"/>
    <draw:marker draw:name="Arrowheads_20_136" draw:display-name="Arrowheads 136" svg:viewBox="0 0 20 30" svg:d="M10 0l-10 30h20z"/>
    <draw:marker draw:name="Arrowheads_20_137" draw:display-name="Arrowheads 137" svg:viewBox="0 0 20 30" svg:d="M10 0l-10 30h20z"/>
    <draw:marker draw:name="Arrowheads_20_138" draw:display-name="Arrowheads 138" svg:viewBox="0 0 20 30" svg:d="M10 0l-10 30h20z"/>
    <draw:marker draw:name="Arrowheads_20_139" draw:display-name="Arrowheads 139" svg:viewBox="0 0 20 30" svg:d="M10 0l-10 30h20z"/>
    <draw:marker draw:name="Arrowheads_20_140" draw:display-name="Arrowheads 140" svg:viewBox="0 0 250 250" svg:d="M125 0l125 250h-250z"/>
    <draw:marker draw:name="Arrowheads_20_141" draw:display-name="Arrowheads 141" svg:viewBox="0 0 250 250" svg:d="M125 0l125 250h-250z"/>
    <draw:marker draw:name="Arrowheads_20_142" draw:display-name="Arrowheads 142" svg:viewBox="0 0 20 30" svg:d="M10 0l-10 30h20z"/>
    <draw:marker draw:name="Arrowheads_20_143" draw:display-name="Arrowheads 143" svg:viewBox="0 0 20 30" svg:d="M10 0l-10 30h20z"/>
    <draw:marker draw:name="Arrowheads_20_144" draw:display-name="Arrowheads 144" svg:viewBox="0 0 20 30" svg:d="M10 0l-10 30h20z"/>
    <draw:marker draw:name="Arrowheads_20_145" draw:display-name="Arrowheads 145" svg:viewBox="0 0 20 30" svg:d="M10 0l-10 30h20z"/>
    <draw:marker draw:name="Arrowheads_20_146" draw:display-name="Arrowheads 146" svg:viewBox="0 0 20 30" svg:d="M10 0l-10 30h20z"/>
    <draw:marker draw:name="Arrowheads_20_147" draw:display-name="Arrowheads 147" svg:viewBox="0 0 20 30" svg:d="M10 0l-10 30h20z"/>
    <draw:marker draw:name="Arrowheads_20_148" draw:display-name="Arrowheads 148" svg:viewBox="0 0 250 250" svg:d="M125 0l125 250h-250z"/>
    <draw:marker draw:name="Arrowheads_20_149" draw:display-name="Arrowheads 149" svg:viewBox="0 0 250 250" svg:d="M125 0l125 250h-250z"/>
    <draw:marker draw:name="Arrowheads_20_150" draw:display-name="Arrowheads 150" svg:viewBox="0 0 20 30" svg:d="M10 0l-10 30h20z"/>
    <draw:marker draw:name="Arrowheads_20_151" draw:display-name="Arrowheads 151" svg:viewBox="0 0 20 30" svg:d="M10 0l-10 30h20z"/>
    <draw:marker draw:name="Arrowheads_20_152" draw:display-name="Arrowheads 152" svg:viewBox="0 0 20 30" svg:d="M10 0l-10 30h20z"/>
    <draw:marker draw:name="Arrowheads_20_153" draw:display-name="Arrowheads 153" svg:viewBox="0 0 20 30" svg:d="M10 0l-10 30h20z"/>
    <draw:marker draw:name="Arrowheads_20_154" draw:display-name="Arrowheads 154" svg:viewBox="0 0 20 30" svg:d="M10 0l-10 30h20z"/>
    <draw:marker draw:name="Arrowheads_20_155" draw:display-name="Arrowheads 155" svg:viewBox="0 0 20 30" svg:d="M10 0l-10 30h20z"/>
    <draw:marker draw:name="Arrowheads_20_156" draw:display-name="Arrowheads 156" svg:viewBox="0 0 20 30" svg:d="M10 0l-10 30h20z"/>
    <draw:marker draw:name="Arrowheads_20_157" draw:display-name="Arrowheads 157" svg:viewBox="0 0 20 30" svg:d="M10 0l-10 30h20z"/>
    <draw:marker draw:name="Arrowheads_20_162" draw:display-name="Arrowheads 162" svg:viewBox="0 0 250 250" svg:d="M125 0l125 250h-250z"/>
    <draw:marker draw:name="Arrowheads_20_163" draw:display-name="Arrowheads 163" svg:viewBox="0 0 20 30" svg:d="M10 0l-10 30h20z"/>
    <draw:marker draw:name="Arrowheads_20_164" draw:display-name="Arrowheads 164" svg:viewBox="0 0 250 250" svg:d="M125 0l125 250h-250z"/>
    <draw:marker draw:name="Arrowheads_20_165" draw:display-name="Arrowheads 165" svg:viewBox="0 0 250 250" svg:d="M125 0l125 250h-250z"/>
    <draw:marker draw:name="Arrowheads_20_166" draw:display-name="Arrowheads 166" svg:viewBox="0 0 250 250" svg:d="M125 0l125 250h-250z"/>
    <draw:marker draw:name="Arrowheads_20_167" draw:display-name="Arrowheads 167" svg:viewBox="0 0 250 250" svg:d="M125 0l125 250h-250z"/>
    <draw:marker draw:name="Arrowheads_20_168" draw:display-name="Arrowheads 168" svg:viewBox="0 0 250 250" svg:d="M125 0l125 250h-250z"/>
    <draw:marker draw:name="Arrowheads_20_169" draw:display-name="Arrowheads 169" svg:viewBox="0 0 250 250" svg:d="M125 0l125 250h-250z"/>
    <draw:marker draw:name="Arrowheads_20_170" draw:display-name="Arrowheads 170" svg:viewBox="0 0 250 250" svg:d="M125 0l125 250h-250z"/>
    <draw:marker draw:name="Arrowheads_20_171" draw:display-name="Arrowheads 171" svg:viewBox="0 0 250 250" svg:d="M125 0l125 250h-250z"/>
    <draw:marker draw:name="Arrowheads_20_172" draw:display-name="Arrowheads 172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8T17:48:52.908567828</meta:creation-date>
    <dc:date>2023-05-08T17:50:34.588177610</dc:date>
    <meta:editing-duration>PT1M42S</meta:editing-duration>
    <meta:editing-cycles>2</meta:editing-cycles>
    <meta:generator>LibreOffice/7.3.7.2$Linux_X86_64 LibreOffice_project/30$Build-2</meta:generator>
    <meta:document-statistic meta:object-count="43"/>
  </office:meta>
</office:document-meta>
</file>